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E2000002E83CCD13FB.png" manifest:media-type="image/png"/>
  <manifest:file-entry manifest:full-path="Pictures/10000000000003E2000002E8952050C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Schoolbook L" svg:font-family="'Century Schoolbook L'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2" text:anchor-type="paragraph" svg:x="-0.052in" svg:y="0.3957in" svg:width="6.9252in" svg:height="5.1827in" draw:z-index="1"><draw:image xlink:href="Pictures/10000000000003E2000002E83CCD13FB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1" text:anchor-type="paragraph" svg:width="6.9252in" svg:height="5.1827in" draw:z-index="0"><draw:image xlink:href="Pictures/10000000000003E2000002E8952050C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entury Schoolbook L" svg:font-family="'Century Schoolbook L'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entury Schoolbook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Century Schoolbook 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Century Schoolbook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Schoolbook L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vid Klinzman</meta:initial-creator>
    <meta:creation-date>2007-12-20T15:39:09</meta:creation-date>
    <dc:creator>Dave Klinzman</dc:creator>
    <dc:date>2014-01-03T13:46:06</dc:date>
    <dc:language>en-US</dc:language>
    <meta:editing-cycles>6</meta:editing-cycles>
    <meta:editing-duration>PT20M16S</meta:editing-duration>
    <meta:document-statistic meta:table-count="0" meta:image-count="2" meta:object-count="0" meta:page-count="2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